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522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>
            <text:p>kuznia1_KNN_3_distanceAlgorithm_STATISTICS_PERCENT_0-2_Algorithms_list_sorting_MAGNETIC</text:p>
          </table:table-cell>
          <table:table-cell table:style-name="ce1"/>
        </table:table-row>
        <table:table-row table:style-name="ro2">
          <table:table-cell office:value-type="string">
            <text:p>ŚREDNIA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uznia1_KNN_3_distanceAlgorithm_STATISTICS_PERCENT_0-2_Algorithms_list_sorting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20:35:23</dc:date>
    <dc:creator>mike </dc:creator>
    <meta:document-statistic meta:table-count="1" meta:cell-count="42" meta:object-count="0"/>
    <meta:generator>LibreOffice/3.5$Linux_X86_64 LibreOffice_project/350m1$Build-2</meta:generator>
  </office:meta>
</office:document-meta>
</file>